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9bceb" officeooo:paragraph-rsid="0009bceb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b6e40" officeooo:paragraph-rsid="000b6e40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bfce8" officeooo:paragraph-rsid="000bfce8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d50fd" officeooo:paragraph-rsid="000d50f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dd777" officeooo:paragraph-rsid="000dd777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T3" style:family="text">
      <style:text-properties officeooo:rsid="000b6e40"/>
    </style:style>
    <style:style style:name="T4" style:family="text">
      <style:text-properties officeooo:rsid="000bfce8"/>
    </style:style>
    <style:style style:name="T5" style:family="text">
      <style:text-properties officeooo:rsid="000d5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VES</text:span><text:span text:style-name="T2">(nomFamilia, distMin, distMax, nomGenero, velocMedia, tipoPlumaje, nomCientifico, tempMedia, numMaxHuevos, numEjemplar, fecha y hora, dni, nombre, apellidos, nombrezona, superficie, hábitat, clima)</text:span> </text:p>
      <text:p text:style-name="P1"/>
      <text:h text:style-name="Heading_20_1" text:outline-level="1">Problemas de redundancia.</text:h>
      <text:p text:style-name="P1"/>
      <text:p text:style-name="P2">1. Cada vez que una persona atrapa a un ejemplar de ave se <text:span text:style-name="T3">guarda</text:span> todos sus <text:span text:style-name="T3">datos</text:span> <text:span text:style-name="T4">nombre</text:span>, apellidos.</text:p>
      <text:p text:style-name="P2"/>
      <text:p text:style-name="P2">2.Cada <text:span text:style-name="T4">vez</text:span> que e atrape a un ejemplar en una zona se repiten todos sus datos (superficie , hábi<text:span text:style-name="T4">t</text:span>a<text:span text:style-name="T4">t , </text:span>clima)</text:p>
      <text:p text:style-name="P2"/>
      <text:p text:style-name="P2">3.Cada vez que un ejemplar se atrape de una especie se repite sus datos (tempMedia, numMaxHuevo).<text:span text:style-name="T3">Lo mismo el genero (velocMedia,tipoPlumaje).Lo mismo con la familia(distMin, distMax)</text:span></text:p>
      <text:p text:style-name="P2"/>
      <text:h text:style-name="Heading_20_2" text:outline-level="2">ANOMALÍAS DE MODIFICACIÓN</text:h>
      <text:p text:style-name="P3">-Insertar</text:p>
      <text:p text:style-name="P3">1.No se puede insertar una persona en la bd hasta que se capture un ejemplar</text:p>
      <text:p text:style-name="P3">2.No se puede <text:span text:style-name="T4">insertar</text:span> una especie hasta que no haya un ejemplar capturado </text:p>
      <text:p text:style-name="P3">3. No se puede insertar una zona hasta que se capture</text:p>
      <text:p text:style-name="P3"/>
      <text:p text:style-name="P3">-<text:span text:style-name="T4">Borrar</text:span></text:p>
      <text:p text:style-name="P4">1.Si una persona solo ha capturado un ejemplar se pierden los datos de esa persona.</text:p>
      <text:p text:style-name="P4">2.Si solo hay un ejemplar de una especie se perderían <text:span text:style-name="T5">los datos de esa especie </text:span></text:p>
      <text:p text:style-name="P5">3. Si solo se ha capturado un ejemplar de cada zona se perdería los datos de esa zona</text:p>
      <text:p text:style-name="P4"/>
      <text:p text:style-name="P4">-<text:span text:style-name="T5">Modificación</text:span></text:p>
      <text:p text:style-name="P6">A la hora de modificar los datos lo tenemos que hacer en todas las tuplas donde este repetido porque puede haber problemas de inconsistencia. 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8:43:27.270000000</meta:creation-date>
    <dc:date>2024-12-13T12:29:06.409000000</dc:date>
    <meta:editing-duration>PT3H31M27S</meta:editing-duration>
    <meta:editing-cycles>1</meta:editing-cycles>
    <meta:document-statistic meta:table-count="0" meta:image-count="0" meta:object-count="0" meta:page-count="1" meta:paragraph-count="16" meta:word-count="205" meta:character-count="1263" meta:non-whitespace-character-count="1070"/>
    <meta:generator>LibreOffice/24.8.3.2$Windows_X86_64 LibreOffice_project/48a6bac9e7e268aeb4c3483fcf825c94556d9f92</meta:generator>
  </office:meta>
</office:document-meta>
</file>